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SimSun1" svg:font-family="SimSun"/>
    <style:font-face style:name="Calibri" svg:font-family="Calibri" style:font-family-generic="roma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fo:font-weight="bold"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language="en" fo:country="U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language="en" fo:country="US" fo:font-style="italic" fo:font-weight="bold" style:font-name-asian="Calibri" style:font-style-asian="italic" style:font-weight-asian="bold" style:font-name-complex="Calibri" style:font-style-complex="italic" style:font-weight-complex="bold"/>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font-name-asian="Calibri" style:font-name-complex="Calibri"/>
    </style:style>
    <style:style style:name="P7" style:family="paragraph" style:parent-style-name="Standard">
      <style:text-properties fo:language="en" fo:country="US"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language="de" fo:country="DE" fo:font-style="normal" fo:font-weight="normal" style:font-style-asian="normal" style:font-weight-asian="normal" style:font-style-complex="normal"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master-page-name="Standard">
      <style:paragraph-properties style:page-number="auto"/>
      <style:text-properties fo:language="en" fo:country="US" fo:font-style="italic" fo:font-weight="bold" style:font-style-asian="italic" style:font-weight-asian="bold" style:font-style-complex="italic" style:font-weight-complex="bold"/>
    </style:style>
    <style:style style:name="P13" style:family="paragraph" style:parent-style-name="Standard" style:list-style-name="WW8Num1">
      <style:paragraph-properties fo:margin-left="0.741cm" fo:margin-right="0cm" fo:text-indent="-0.741cm" style:auto-text-indent="false">
        <style:tab-stops>
          <style:tab-stop style:position="0.741cm"/>
        </style:tab-stops>
      </style:paragraph-properties>
      <style:text-properties fo:language="en" fo:country="US" fo:font-style="italic" fo:font-weight="bold" style:font-style-asian="italic" style:font-weight-asian="bold" style:font-style-complex="italic" style:font-weight-complex="bold"/>
    </style:style>
    <style:style style:name="P14" style:family="paragraph" style:parent-style-name="Standard" style:list-style-name="WW8Num1">
      <style:paragraph-properties fo:margin-left="0.741cm" fo:margin-right="0cm" fo:text-align="justify" style:justify-single-word="false" fo:text-indent="-0.741cm" style:auto-text-indent="false">
        <style:tab-stops>
          <style:tab-stop style:position="0.741cm"/>
        </style:tab-stops>
      </style:paragraph-properties>
      <style:text-properties fo:language="en" fo:country="US" fo:font-style="italic" fo:font-weight="bold" style:font-style-asian="italic" style:font-weight-asian="bold" style:font-style-complex="italic" style:font-weight-complex="bold"/>
    </style:style>
    <style:style style:name="P15" style:family="paragraph">
      <loext:graphic-properties draw:fill="solid" draw:fill-color="#ffffff"/>
      <style:paragraph-properties style:writing-mode="lr-tb"/>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font-style-complex="italic" style:font-weight-complex="bold"/>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style="normal" fo:font-weight="bold" style:font-style-asian="normal" style:font-weight-asian="bold" style:font-style-complex="normal" style:font-weight-complex="bold"/>
    </style:style>
    <style:style style:name="T5" style:family="text">
      <style:text-properties fo:language="de" fo:country="DE"/>
    </style:style>
    <style:style style:name="T6" style:family="text">
      <style:text-properties fo:language="de" fo:country="DE" fo:font-style="italic" fo:font-weight="bold" style:font-style-asian="italic" style:font-weight-asian="bold" style:font-style-complex="italic" style:font-weight-complex="bold"/>
    </style:style>
    <style:style style:name="T7" style:family="text">
      <style:text-properties fo:language="de" fo:country="DE" fo:font-style="normal" fo:font-weight="bold" style:font-style-asian="normal" style:font-weight-asian="bold" style:font-style-complex="normal" style:font-weight-complex="bold"/>
    </style:style>
    <style:style style:name="T8" style:family="text">
      <style:text-properties fo:language="de" fo:country="DE" fo:font-style="normal" fo:font-weight="normal" style:font-style-asian="normal" style:font-weight-asian="normal" style:font-style-complex="normal" style:font-weight-complex="normal"/>
    </style:style>
    <style:style style:name="T9" style:family="text">
      <style:text-properties style:text-position="super 58%" fo:language="en" fo:country="US" fo:font-style="normal" fo:font-weight="normal" style:font-style-asian="normal" style:font-weight-asian="normal" style:font-style-complex="normal" style:font-weight-complex="normal"/>
    </style:style>
    <style:style style:name="T10" style:family="text">
      <style:text-properties style:font-name="Arial" fo:font-size="8pt" style:font-size-asian="8pt" style:font-name-complex="Arial"/>
    </style:style>
    <style:style style:name="T11" style:family="text">
      <style:text-properties style:font-name="Arial" fo:font-size="8pt" fo:language="en" fo:country="US" style:font-size-asian="8pt" style:font-name-complex="Arial"/>
    </style:style>
    <style:style style:name="T12" style:family="text">
      <style:text-properties officeooo:rsid="0012f573"/>
    </style:style>
    <style:style style:name="gr1" style:family="graphic">
      <style:graphic-properties draw:stroke="solid" svg:stroke-width="0.026cm" svg:stroke-color="#000000" draw:stroke-linejoin="miter" svg:stroke-linecap="square" draw:fill="solid" draw:fill-color="#ffffff" draw:textarea-horizontal-align="left" draw:textarea-vertical-align="top" draw:auto-grow-height="false" fo:min-height="2.455cm" fo:min-width="0.048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solid" draw:fill-color="#ffffff"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OpenEnd_20_5" draw:marker-end-width="0.318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End_20_5" draw:marker-end-width="0.212cm" draw:marker-end-center="false" draw:stroke-linejoin="round" svg:stroke-linecap="square" draw:fill="none" draw:fill-color="#ffffff" draw:textarea-horizontal-align="left" draw:textarea-vertical-align="top" draw:auto-grow-height="false" fo:min-height="0.123cm" fo:min-width="0cm" fo:padding-top="0.229cm" fo:padding-bottom="0.229cm" fo:padding-left="0.441cm" fo:padding-right="0.441cm" fo:wrap-option="wrap" draw:shadow-color="#808080" fo:margin-left="0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st explanation:</text:p>
      <text:p text:style-name="P2"/>
      <text:p text:style-name="Standard"><text:span text:style-name="T2">Working p</text:span><text:span text:style-name="T6">rinciple of Xen</text:span><text:span text:style-name="T2">a:</text:span></text:p>
      <text:p text:style-name="P3">===================================================================================</text:p>
      <text:p text:style-name="P11"><text:span text:style-name="T6">Rate</text:span><text:span text:style-name="T2"> </text:span><text:span text:style-name="T6">Test</text:span><text:span text:style-name="T2">:</text:span></text:p>
      <text:list xml:id="list4705452601876621395" text:style-name="WW8Num1">
        <text:list-item>
          <text:p text:style-name="P13">Full Mesh (18 ports are used)</text:p>
        </text:list-item>
      </text:list>
      <text:p text:style-name="Standard"><text:span text:style-name="T1">Each Xena port generates 17 streams, each of them is with 500Mbps/17 =29.4Mbps and unicast. So each </text:span>WR switch<text:span text:style-name="T1"> port transfers </text:span><text:span text:style-name="T5">500M</text:span>bps <text:span text:style-name="T5">unicast </text:span>traffic<text:span text:style-name="T1"> and receives 29.4Mbps*17=</text:span><text:span text:style-name="T5">500M</text:span><text:span text:style-name="T1">bps traffic. </text:span></text:p>
      <text:p text:style-name="P6"><draw:line text:anchor-type="char" draw:z-index="26" draw:style-name="gr3" draw:text-style-name="P16" svg:x1="1.279cm" svg:y1="0.679cm" svg:x2="4.682cm" svg:y2="2.535cm"><text:p/></draw:line><draw:line text:anchor-type="char" draw:z-index="28" draw:style-name="gr3" draw:text-style-name="P16" svg:x1="1.228cm" svg:y1="0.679cm" svg:x2="4.68cm" svg:y2="3.17cm"><text:p/></draw:line><draw:line text:anchor-type="char" draw:z-index="27" draw:style-name="gr3" draw:text-style-name="P16" svg:x1="1.244cm" svg:y1="0.679cm" svg:x2="4.68cm" svg:y2="2.861cm"><text:p/></draw:line><draw:line text:anchor-type="char" draw:z-index="25" draw:style-name="gr3" draw:text-style-name="P16" svg:x1="1.325cm" svg:y1="0.744cm" svg:x2="4.68cm" svg:y2="2.192cm"><text:p/></draw:line><draw:line text:anchor-type="char" draw:z-index="24" draw:style-name="gr3" draw:text-style-name="P16" svg:x1="1.293cm" svg:y1="0.728cm" svg:x2="4.662cm" svg:y2="1.915cm"><text:p/></draw:line><draw:line text:anchor-type="char" draw:z-index="23" draw:style-name="gr3" draw:text-style-name="P16" svg:x1="1.293cm" svg:y1="0.711cm" svg:x2="4.711cm" svg:y2="1.607cm"><text:p/></draw:line><draw:line text:anchor-type="char" draw:z-index="22" draw:style-name="gr3" draw:text-style-name="P16" svg:x1="1.325cm" svg:y1="0.679cm" svg:x2="4.712cm" svg:y2="1.265cm"><text:p/></draw:line><draw:line text:anchor-type="char" draw:z-index="21" draw:style-name="gr3" draw:text-style-name="P16" svg:x1="1.325cm" svg:y1="0.695cm" svg:x2="4.646cm" svg:y2="0.923cm"><text:p/></draw:line><draw:line text:anchor-type="char" draw:z-index="20" draw:style-name="gr3" draw:text-style-name="P16" svg:x1="1.259cm" svg:y1="0.664cm" svg:x2="4.662cm" svg:y2="0.63cm"><text:p/></draw:line><draw:custom-shape text:anchor-type="char" draw:z-index="11" draw:style-name="gr2" draw:text-style-name="P15" svg:width="0.897cm" svg:height="0.309cm" svg:x="4.68cm" svg:y="0.4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7" draw:style-name="gr2" draw:text-style-name="P15" svg:width="0.897cm" svg:height="0.309cm" svg:x="4.68cm" svg:y="2.3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8" draw:style-name="gr2" draw:text-style-name="P15" svg:width="0.897cm" svg:height="0.309cm" svg:x="4.664cm" svg:y="2.7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5" draw:style-name="gr2" draw:text-style-name="P15" svg:width="0.897cm" svg:height="0.309cm" svg:x="4.665cm" svg:y="1.7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6" draw:style-name="gr2" draw:text-style-name="P15" svg:width="0.897cm" svg:height="0.309cm" svg:x="4.665cm" svg:y="2.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9" draw:style-name="gr2" draw:text-style-name="P15" svg:width="0.897cm" svg:height="0.309cm" svg:x="4.646cm" svg:y="3.0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0" draw:style-name="gr1" draw:text-style-name="P15" svg:width="0.93cm" svg:height="2.915cm" svg:x="4.664cm" svg:y="0.453cm"><text:p/><draw:enhanced-geometry svg:viewBox="0 0 21600 21600" draw:type="rectangle" draw:enhanced-path="M 0 0 L 21600 0 21600 21600 0 21600 0 0 Z N"/></draw:custom-shape><draw:custom-shape text:anchor-type="char" draw:z-index="13" draw:style-name="gr2" draw:text-style-name="P15" svg:width="0.897cm" svg:height="0.309cm" svg:x="4.697cm" svg:y="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2" draw:style-name="gr2" draw:text-style-name="P15" svg:width="0.897cm" svg:height="0.309cm" svg:x="4.695cm" svg:y="0.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4" draw:style-name="gr2" draw:text-style-name="P15" svg:width="0.897cm" svg:height="0.309cm" svg:x="4.699cm" svg:y="1.46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style-name="gr2" draw:text-style-name="P15" svg:width="0.897cm" svg:height="0.309cm" svg:x="0.416cm" svg:y="1.5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 draw:style-name="gr2" draw:text-style-name="P15" svg:width="0.897cm" svg:height="0.309cm" svg:x="0.413cm" svg:y="0.8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 draw:style-name="gr2" draw:text-style-name="P15" svg:width="0.897cm" svg:height="0.309cm" svg:x="0.415cm" svg:y="1.1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0" draw:style-name="gr1" draw:text-style-name="P15" svg:width="0.93cm" svg:height="2.915cm" svg:x="0.381cm" svg:y="0.517cm"><text:p/><draw:enhanced-geometry svg:viewBox="0 0 21600 21600" draw:type="rectangle" draw:enhanced-path="M 0 0 L 21600 0 21600 21600 0 21600 0 0 Z N"/></draw:custom-shape><draw:custom-shape text:anchor-type="char" draw:z-index="9" draw:style-name="gr2" draw:text-style-name="P15" svg:width="0.897cm" svg:height="0.309cm" svg:x="0.363cm" svg:y="3.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6" draw:style-name="gr2" draw:text-style-name="P15" svg:width="0.897cm" svg:height="0.309cm" svg:x="0.383cm" svg:y="2.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5" draw:style-name="gr2" draw:text-style-name="P15" svg:width="0.897cm" svg:height="0.309cm" svg:x="0.383cm" svg:y="1.8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8" draw:style-name="gr2" draw:text-style-name="P15" svg:width="0.897cm" svg:height="0.309cm" svg:x="0.381cm" svg:y="2.76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7" draw:style-name="gr2" draw:text-style-name="P15" svg:width="0.897cm" svg:height="0.309cm" svg:x="0.397cm" svg:y="2.4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 draw:style-name="gr2" draw:text-style-name="P15" svg:width="0.897cm" svg:height="0.309cm" svg:x="0.397cm" svg:y="0.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5"/></text:p>
      <text:p text:style-name="P5"><draw:custom-shape text:anchor-type="char" draw:z-index="29" draw:style-name="gr4" draw:text-style-name="P17" svg:width="0.324cm" svg:height="0.583cm" svg:x="1.48cm" svg:y="0.005cm"><text:p/><draw:enhanced-geometry svg:viewBox="0 0 183 330" draw:type="non-primitive" draw:enhanced-path="M 0 223 C 7 244 14 312 43 326 72 340 120 318 146 291 172 264 167 233 172 189 177 145 194 105 172 69 150 33 48 10 26 0 N"/></draw:custom-shape></text:p>
      <text:p text:style-name="P5"/>
      <text:p text:style-name="P5"/>
      <text:p text:style-name="P5"/>
      <text:p text:style-name="P5"/>
      <text:p text:style-name="P1"/>
      <text:list xml:id="list175150582675110" text:continue-numbering="true" text:style-name="WW8Num1">
        <text:list-item>
          <text:p text:style-name="P14">Part Mesh 1:N (e.g. N=17)</text:p>
        </text:list-item>
      </text:list>
      <text:p text:style-name="P5">Xena port 1 generates 17 streams, each of them is with 500Mbps/17 =29.4Mbps and unicast.</text:p>
      <text:list xml:id="list175150972376383" text:continue-numbering="true" text:style-name="WW8Num1">
        <text:list-item>
          <text:p text:style-name="P14">Part Mesh N-&gt;N (e.g. N=9)</text:p>
        </text:list-item>
      </text:list>
      <text:p text:style-name="P9"><text:span text:style-name="T3">Each port in West generates 9 streams, each of them is with </text:span><text:span text:style-name="T1">500Mbps/9 Mbps and unicast.</text:span></text:p>
      <text:p text:style-name="P3">===================================================================================</text:p>
      <text:p text:style-name="P3">Congestion Control:</text:p>
      <text:p text:style-name="P9"><text:span text:style-name="T4">Test p</text:span><text:span text:style-name="T7">rinciple</text:span><text:span text:style-name="T4">:</text:span></text:p>
      <text:p text:style-name="P8">Two source ports: port 0 and 1. Two destination ports: port 2 (uncongesgted) and 3 (congested). </text:p>
      <text:p text:style-name="P9"><text:span text:style-name="T3">Port 0 produces 2 streams, the 1</text:span><text:span text:style-name="T9">st</text:span><text:span text:style-name="T3"> is with half bandwidth (500Mbps) and to destination port 2, the 2</text:span><text:span text:style-name="T9">nd</text:span><text:span text:style-name="T3"> is with half bandwidth (500Mbps) and to destination port 3. Port 1 produces one stream with full bandwidth (</text:span><text:span text:style-name="T8">1G</text:span><text:span text:style-name="T3">bps) and to destination port 3.</text:span></text:p>
      <text:p text:style-name="P10">If the uncongested port 2 dose not loss packets, the switch has the congestion control.</text:p>
      <text:p text:style-name="P3">===================================================================================</text:p>
      <text:p text:style-name="P3">Forward Pressure:</text:p>
      <text:p text:style-name="P9"><text:span text:style-name="T4">Test p</text:span><text:span text:style-name="T7">rinciple</text:span><text:span text:style-name="T4">:</text:span></text:p>
      <text:p text:style-name="P8">Port 1 produces packets with the Inter-Frame Gap (IFG) less than 20 Bytes to the destination port 2. </text:p>
      <text:p text:style-name="P8">Xena uses the different definition of the Inter-Frame Gap (IFG). The IFG denotes all the space between two packets, including the seven-byte preamble, the one-byte Start Frame Delimiter and the (minimum) 12 byte Inter-Packet Gap. This gives the 20 byte used by the Xena testers. </text:p>
      <text:p text:style-name="P8">For the Forward pressure test, the standard does not specify to use a minimum IPG of 96 bits. Test frames should be transmitted to the port of the DUT with an IFG 19 bytes, which is configured by the Interframe Gap Delta. The default IFG Delta is 1 byte, which gives the 19 bytes IFG.</text:p>
      <text:p text:style-name="P8"><text:soft-page-break/>With the IFG 20 bytes, the bit rate for frame (bit rate L1) is 761Mbps, the bit rate for frame+IFG (bir rate L2) is 985Mbps.</text:p>
      <text:p text:style-name="P8">With the IFG 19 bytes, the bit rate L1 is 770Mbps, the bit rate L2 is 998Mbps. <text:s text:c="2"/></text:p>
      <text:p text:style-name="P8">Tx Max Util = Tx bit rate L2 for IFG 19 Bytes/Bit rate L2 for IFG 20 Bytes</text:p>
      <text:p text:style-name="P8">Rx Max Util = Rx bit rate L2 for IFG 19 Bytes/Bit rate L2 for IFG 20 Bytes</text:p>
      <text:p text:style-name="P8">If the destination port of the switch egresses packets with IFG bigger than 20 bytes, there is no forward pressure for the switch and it is allowed for the packet loss. Good switch should be detected no forward pressure.</text:p>
      <text:p text:style-name="P3">===================================================================================</text:p>
      <text:p text:style-name="P3">Max Forward Rate:</text:p>
      <text:p text:style-name="P9"><text:span text:style-name="T3">Port 1 produces one stream with sweep bandwidth to the destination port to find the maximum forward rate (frames per second). </text:span><text:span text:style-name="T10">Rx Rate (L1) (Bit/s)</text:span><text:span text:style-name="T11"> tells the Max forward rate. </text:span></text:p>
      <text:p text:style-name="P3">===================================================================================</text:p>
      <text:p text:style-name="P3">Addresses Caching Capacity:</text:p>
      <text:p text:style-name="P8">Test port sends one telegram to the Listening port and listening port send the listening frame to the test port, now the Route table has two items, test port MAC and port No, listening port MAC and port No. Than the test port sends packets with different Src Mac (Mac1) and listening port Des Mac. And the listening port sends the listening frame with Des Mac (Mac1). When the addresses cache is full, the listening frame will be broadcasted to the monitor port.</text:p>
      <text:p text:style-name="P8">For 2 layer switch, the cache size is 20K. <text:span text:style-name="T12">(device name)</text:span></text:p>
      <text:p text:style-name="P8">===================================================================================</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4"><text:s text:c="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SimSun1" svg:font-family="SimSun"/>
    <style:font-face style:name="Calibri" svg:font-family="Calibri" style:font-family-generic="roma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draw:marker draw:name="msArrowOpenEnd_20_5" draw:display-name="msArrowOpenEnd 5" svg:viewBox="0 0 180 180" svg:d="M90 0l90 164-27 16-63-115-63 115-27-1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roman" fo:font-size="10.5pt" fo:language="en" fo:country="US" style:font-name-asian="SimSun1" style:font-family-asian="SimSun" style:font-size-asian="10.5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font-name="Wingdings" fo:font-family="Wingdings" style:font-charset="x-symbol" style:font-name-complex="Wingdings" style:font-family-complex="Wingdings" style:font-charset-complex="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caladmin_jbai</meta:initial-creator>
    <meta:creation-date>2016-07-11T15:40:25</meta:creation-date>
    <dc:date>2016-08-01T17:51:48.974000000</dc:date>
    <meta:editing-duration>PT17M15S</meta:editing-duration>
    <meta:editing-cycles>2</meta:editing-cycles>
    <meta:generator>LibreOffice/5.0.2.2$Windows_x86 LibreOffice_project/37b43f919e4de5eeaca9b9755ed688758a8251fe</meta:generator>
    <meta:document-statistic meta:table-count="0" meta:image-count="0" meta:object-count="0" meta:page-count="3" meta:paragraph-count="37" meta:word-count="539" meta:character-count="3484" meta:non-whitespace-character-count="2957"/>
    <meta:user-defined meta:name="KSOProductBuildVer">1033-10.1.0.5552</meta:user-defined>
  </office:meta>
</office:document-meta>
</file>